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Anaktoria" svg:font-family="Anaktoria" style:font-pitch="variable"/>
    <style:font-face style:name="Compilada" svg:font-family="Compilada" style:font-pitch="variable"/>
    <style:font-face style:name="Crimson" svg:font-family="Crimson" style:font-pitch="variable"/>
    <style:font-face style:name="EB Garamond 08" svg:font-family="'EB Garamond 08'" style:font-pitch="variable"/>
    <style:font-face style:name="EB Garamond 12 All SC" svg:font-family="'EB Garamond 12 All SC'" style:font-pitch="variable"/>
    <style:font-face style:name="Rasa" svg:font-family="Rasa" style:font-pitch="variable"/>
    <style:font-face style:name="Rasa SemiBold" svg:font-family="'Rasa SemiBold'" style:font-pitch="variable"/>
    <style:font-face style:name="Averia Serif Libre" svg:font-family="'Averia Serif Libre'" style:font-family-generic="roman" style:font-pitch="variable"/>
    <style:font-face style:name="Averia Serif Libre Light" svg:font-family="'Averia Serif Libre Light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text-properties style:font-name="Rasa" fo:font-size="16pt" fo:font-style="normal" style:font-size-asian="16pt" style:font-style-asian="normal" style:font-size-complex="16pt" style:font-style-complex="normal"/>
    </style:style>
    <style:style style:name="P2" style:family="paragraph" style:parent-style-name="Quotations">
      <style:text-properties style:font-name="Rasa" fo:font-size="16pt" fo:font-style="normal" officeooo:paragraph-rsid="00052d72" style:font-size-asian="16pt" style:font-style-asian="normal" style:font-size-complex="16pt" style:font-style-complex="normal"/>
    </style:style>
    <style:style style:name="P3" style:family="paragraph" style:parent-style-name="Quotations">
      <style:text-properties style:font-name="Rasa" fo:font-size="16pt" fo:font-style="normal" officeooo:paragraph-rsid="00081ccf" style:font-size-asian="16pt" style:font-style-asian="normal" style:font-size-complex="16pt" style:font-style-complex="normal"/>
    </style:style>
    <style:style style:name="P4" style:family="paragraph" style:parent-style-name="Quotations">
      <style:text-properties style:font-name="Rasa" fo:font-size="16pt" fo:font-style="normal" officeooo:paragraph-rsid="00090781" style:font-size-asian="16pt" style:font-style-asian="normal" style:font-size-complex="16pt" style:font-style-complex="normal"/>
    </style:style>
    <style:style style:name="P5" style:family="paragraph" style:parent-style-name="Quotations">
      <style:text-properties style:font-name="Rasa" fo:font-size="16pt" fo:font-style="normal" officeooo:rsid="00090781" officeooo:paragraph-rsid="00090781" style:font-size-asian="16pt" style:font-style-asian="normal" style:font-size-complex="16pt" style:font-style-complex="normal"/>
    </style:style>
    <style:style style:name="P6" style:family="paragraph" style:parent-style-name="Quotations">
      <style:text-properties style:font-name="Rasa" fo:font-size="16pt" style:font-size-asian="16pt" style:font-size-complex="16pt"/>
    </style:style>
    <style:style style:name="P7" style:family="paragraph" style:parent-style-name="Quotations">
      <style:text-properties style:font-name="Rasa" fo:font-size="16pt" officeooo:paragraph-rsid="00071682" style:font-size-asian="16pt" style:font-size-complex="16pt"/>
    </style:style>
    <style:style style:name="P8" style:family="paragraph" style:parent-style-name="Quotations">
      <style:paragraph-properties fo:margin-top="0cm" fo:margin-bottom="0.801cm" style:contextual-spacing="false"/>
      <style:text-properties style:font-name="Rasa SemiBold" fo:font-size="22pt" fo:font-style="normal" fo:font-weight="normal" officeooo:rsid="00052d72" officeooo:paragraph-rsid="00052d72" style:font-size-asian="22pt" style:font-style-asian="normal" style:font-weight-asian="normal" style:font-size-complex="22pt" style:font-style-complex="normal" style:font-weight-complex="normal"/>
    </style:style>
    <style:style style:name="P9" style:family="paragraph" style:parent-style-name="Quotations">
      <style:paragraph-properties fo:margin-top="0cm" fo:margin-bottom="0.801cm" style:contextual-spacing="false" fo:break-before="page"/>
      <style:text-properties style:font-name="Rasa SemiBold" fo:font-size="22pt" fo:font-style="normal" fo:font-weight="normal" officeooo:rsid="00052d72" officeooo:paragraph-rsid="00052d72" style:font-size-asian="22pt" style:font-style-asian="normal" style:font-weight-asian="normal" style:font-size-complex="22pt" style:font-style-complex="normal" style:font-weight-complex="normal"/>
    </style:style>
    <style:style style:name="P10" style:family="paragraph" style:parent-style-name="Quotations">
      <style:paragraph-properties fo:break-before="page"/>
      <style:text-properties style:font-name="Rasa" fo:font-size="16pt" fo:font-style="normal" officeooo:paragraph-rsid="00052d72" style:font-size-asian="16pt" style:font-style-asian="normal" style:font-size-complex="16pt" style:font-style-complex="normal"/>
    </style:style>
    <style:style style:name="P11" style:family="paragraph" style:parent-style-name="Standard">
      <style:text-properties style:font-name="Rasa" fo:font-size="16pt" fo:font-style="normal" style:font-size-asian="16pt" style:font-style-asian="normal" style:font-size-complex="16pt" style:font-style-complex="normal"/>
    </style:style>
    <style:style style:name="P12" style:family="paragraph" style:parent-style-name="Standard">
      <style:text-properties style:font-name="Rasa" fo:font-size="16pt" fo:font-style="normal" officeooo:paragraph-rsid="00052d72" style:font-size-asian="16pt" style:font-style-asian="normal" style:font-size-complex="16pt" style:font-style-complex="normal"/>
    </style:style>
    <style:style style:name="T1" style:family="text">
      <style:text-properties officeooo:rsid="00071682"/>
    </style:style>
    <style:style style:name="T2" style:family="text">
      <style:text-properties officeooo:rsid="00090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A PhD thesis</text:p>
      <text:p text:style-name="P1">the application of existing tools<text:line-break/>describe a mapping to a modern form<text:line-break/>applying similar replacement rules<text:line-break/>the base ensembles slightly outperform</text:p>
      <text:p text:style-name="P1">hungarian, icelandic, portuguese<text:line-break/>perform a similar evaluation<text:line-break/>contemporary lexemes or morphemes<text:line-break/>a single dataset in isolation</text:p>
      <text:p text:style-name="P1">historical and modern language stages<text:line-break/>the weighted combination of encoder<text:line-break/>the german dative ending -e in phrases<text:line-break/>predictions fed into the next decoder</text:p>
      <text:p text:style-name="P1">in this example from the innsbruck letter<text:line-break/>machine translation still remains the better</text:p>
      <text:p text:style-name="P11"/>
      <text:p text:style-name="P11"><text:line-break/></text:p>
      <text:p text:style-name="P10"/>
      <text:p text:style-name="P8">NLP Research in 2021</text:p>
      <text:p text:style-name="P2">effective algorithm that enables<text:line-break/>improvements on a wide variety<text:line-break/>and training with adjudicated labels<text:line-break/>anxiety and test anxiety</text:p>
      <text:p text:style-name="P6">obtain remarkable improvements on<text:line-break/>decoder architecture, which equips<text:line-break/>associated with the lexicon<text:line-break/>surprising personal relationships</text:p>
      <text:p text:style-name="P7">the impact of the anaphoric on<text:span text:style-name="T1">e<text:line-break/></text:span>complexity prediction competition <text:s/><text:line-break/>developed for a laboratory run <text:s/><text:line-break/>existing parsers typically condition <text:s/></text:p>
      <text:p text:style-name="P6">examples, while in practice, most unseen<text:line-break/>evaluate translation tasks between</text:p>
      <text:p text:style-name="P2"/>
      <text:p text:style-name="P12"/>
      <text:p text:style-name="P9"/>
      <text:p text:style-name="P8">Moby Dick dreams of Shakespeare</text:p>
      <text:p text:style-name="P2">among the marble senate of the dead<text:line-break/>offensive matters consequent upon<text:line-break/>a crawling reptile of the land, instead<text:line-break/>fifteen, eighteen, and twenty hours on</text:p>
      <text:p text:style-name="P6">the lakeman now patrolled the barricade<text:line-break/>egyptian tablets, whose antiquity<text:line-break/>the waters seemed a golden finger laid<text:line-break/>maintains a permanent obliquity</text:p>
      <text:p text:style-name="P6">the pequod with the little negro pippin<text:line-break/>and with a frightful roll and vomit, he<text:line-break/>increased, besides perhaps improving it in<text:line-break/>transparent air into the summer sea</text:p>
      <text:p text:style-name="P6">the traces of a simple honest heart<text:line-break/>the fishery, and not the thousandth part</text:p>
      <text:p text:style-name="P2"/>
      <text:p text:style-name="P10"/>
      <text:p text:style-name="P4"><text:span text:style-name="T2">Jane Austen</text:span></text:p>
      <text:p text:style-name="P4"><text:span text:style-name="T2">louisa musgrove turned into a person<text:line-break/>and motto, name and livery included<text:line-break/>unable to support the least exertion<text:line-break/>the situation of the house excluded</text:span></text:p>
      <text:p text:style-name="P4">mistaken <text:span text:style-name="T2">–</text:span> more in error <text:span text:style-name="T2">–</text:span> more disgraced<text:line-break/>a little distance from the numbers round<text:line-break/>the trunks were fastened on, the parcels placed<text:line-break/>behind, a something of familiar sound</text:p>
      <text:p text:style-name="P5">and plausible, and altogether such<text:line-break/>herself, and could composedly attend<text:line-break/>in fanny, with a disposition much<text:line-break/>encouraged to expect another friend</text:p>
      <text:p text:style-name="P3">and melancholy looking rooms, and still<text:line-break/><text:span text:style-name="T2">t</text:span>he carriage, leave her at the abbey mill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Anaktoria" svg:font-family="Anaktoria" style:font-pitch="variable"/>
    <style:font-face style:name="Compilada" svg:font-family="Compilada" style:font-pitch="variable"/>
    <style:font-face style:name="Crimson" svg:font-family="Crimson" style:font-pitch="variable"/>
    <style:font-face style:name="EB Garamond 08" svg:font-family="'EB Garamond 08'" style:font-pitch="variable"/>
    <style:font-face style:name="EB Garamond 12 All SC" svg:font-family="'EB Garamond 12 All SC'" style:font-pitch="variable"/>
    <style:font-face style:name="Rasa" svg:font-family="Rasa" style:font-pitch="variable"/>
    <style:font-face style:name="Rasa SemiBold" svg:font-family="'Rasa SemiBold'" style:font-pitch="variable"/>
    <style:font-face style:name="Averia Serif Libre" svg:font-family="'Averia Serif Libre'" style:font-family-generic="roman" style:font-pitch="variable"/>
    <style:font-face style:name="Averia Serif Libre Light" svg:font-family="'Averia Serif Libre Light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8:13:20.309853784</meta:creation-date>
    <dc:date>2021-08-20T01:12:06.166354031</dc:date>
    <meta:editing-duration>PT19M2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4" meta:paragraph-count="21" meta:word-count="320" meta:character-count="2109" meta:non-whitespace-character-count="1800"/>
  </office:meta>
</office:document-meta>
</file>